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mily-generic="roman"/>
    <style:font-face style:name="sans-serif1" svg:font-family="sans-serif" style:font-family-generic="swiss"/>
    <style:font-face style:name="sans-serif" svg:font-family="sans-serif, Arial" style:font-family-generic="swis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Grande" svg:font-family="'Lucida Grande'"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_3c_meta_3e_">
      <style:paragraph-properties>
        <style:tab-stops>
          <style:tab-stop style:position="3.5cm"/>
          <style:tab-stop style:position="5.62cm"/>
        </style:tab-stops>
      </style:paragraph-properties>
    </style:style>
    <style:style style:name="P2" style:family="paragraph" style:parent-style-name="_3c_salute_3e_">
      <style:paragraph-properties fo:padding="0.035cm" fo:border="0.51pt solid #000000" style:shadow="none"/>
    </style:style>
    <style:style style:name="P3" style:family="paragraph" style:parent-style-name="_3c_signed_3e_">
      <style:paragraph-properties fo:padding="0.035cm" fo:border="0.51pt solid #000000" style:shadow="none"/>
    </style:style>
    <style:style style:name="P4" style:family="paragraph" style:parent-style-name="_3c_dateline_3e_">
      <style:paragraph-properties fo:padding="0.035cm" fo:border="0.51pt solid #000000" style:shadow="none"/>
    </style:style>
    <style:style style:name="P5" style:family="paragraph" style:parent-style-name="Normal">
      <style:paragraph-properties fo:margin-left="0cm" fo:margin-right="0cm" fo:text-indent="1cm" style:auto-text-indent="false"/>
    </style:style>
    <style:style style:name="P6" style:family="paragraph" style:parent-style-name="Normal">
      <style:paragraph-properties fo:padding="0.049cm" fo:border="0.06pt solid #000000" style:shadow="none"/>
    </style:style>
    <style:style style:name="P7" style:family="paragraph" style:parent-style-name="_3c_addrLine_3e_">
      <style:paragraph-properties fo:padding="0.049cm" fo:border="0.06pt solid #000000"/>
    </style:style>
    <style:style style:name="P8" style:family="paragraph" style:parent-style-name="_3c_addrLine_3e_">
      <style:paragraph-properties fo:padding="0.049cm" fo:border="0.06pt solid #000000"/>
      <style:text-properties officeooo:paragraph-rsid="0014f765"/>
    </style:style>
    <style:style style:name="P9" style:family="paragraph" style:parent-style-name="_3c_meta_3e_" style:master-page-name="MP0">
      <style:paragraph-properties style:page-number="auto" fo:break-before="page"/>
    </style:style>
    <style:style style:name="P10" style:family="paragraph" style:parent-style-name="_3c_meta_3e_">
      <style:text-properties officeooo:paragraph-rsid="001ac91b"/>
    </style:style>
    <style:style style:name="P11" style:family="paragraph" style:parent-style-name="_3c_salute_3e_">
      <style:paragraph-properties fo:padding="0.049cm" fo:border="0.06pt solid #000000" style:shadow="none"/>
    </style:style>
    <style:style style:name="T1" style:family="text">
      <style:text-properties style:font-name-complex="Times New Roman" style:font-size-complex="10pt"/>
    </style:style>
    <style:style style:name="T2" style:family="text">
      <style:text-properties officeooo:rsid="001ac91b" style:font-name-complex="Times New Roman" style:font-size-complex="10pt"/>
    </style:style>
    <style:style style:name="T3" style:family="text">
      <style:text-properties officeooo:rsid="001bd323" style:font-name-complex="Times New Roman" style:font-size-complex="10pt"/>
    </style:style>
    <style:style style:name="T4" style:family="text">
      <style:text-properties style:font-size-complex="10pt"/>
    </style:style>
    <style:style style:name="T5" style:family="text">
      <style:text-properties style:font-name="sans-serif" fo:background-color="#ffffff" loext:char-shading-value="0" style:font-name-asian="Arial" style:font-name-complex="Arial"/>
    </style:style>
    <style:style style:name="T6" style:family="text">
      <style:text-properties style:font-name-asian="Calibri"/>
    </style:style>
    <style:style style:name="T7" style:family="text">
      <style:text-properties style:text-position="super 64%"/>
    </style:style>
    <style:style style:name="T8" style:family="text">
      <style:text-properties style:text-position="super 64%" fo:font-style="italic" style:text-underline-style="solid" style:text-underline-width="auto" style:text-underline-color="font-color" style:text-underline-mode="continuous" style:text-overline-mode="continuous" style:text-line-through-mode="continuous" style:font-style-asian="italic"/>
    </style:style>
    <style:style style:name="T9" style:family="text">
      <style:text-properties fo:font-style="italic" style:font-style-asian="italic"/>
    </style:style>
    <style:style style:name="T10" style:family="text">
      <style:text-properties fo:font-style="italic" style:text-underline-style="solid" style:text-underline-width="auto" style:text-underline-color="font-color" style:text-underline-mode="continuous" style:text-overline-mode="continuous" style:text-line-through-mode="continuous" style:font-style-asian="italic"/>
    </style:style>
    <style:style style:name="T11" style:family="text">
      <style:text-properties fo:background-color="#92d050" loext:char-shading-value="0"/>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style:text-underline-mode="continuous" style:text-overline-mode="continuous" style:text-line-through-mode="continuous"/>
    </style:style>
    <style:style style:name="T14" style:family="text">
      <style:text-properties officeooo:rsid="0014f765"/>
    </style:style>
    <style:style style:name="T15" style:family="text">
      <style:text-properties officeooo:rsid="001688aa"/>
    </style:style>
    <style:style style:name="T16" style:family="text">
      <style:text-properties style:font-name="sans-serif1" fo:font-size="10pt" officeooo:rsid="001bd323" style:font-name-asian="sans-serif1" style:font-size-asian="10pt" style:font-name-complex="Times New Roman"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Police_20_par_20_défaut"><text:span text:style-name="T1">Titre : <text:tab/>Lettre d’Eugène Delacroix à Pierre-Antoine Labouchère, 11 octobre [1835]</text:span></text:span></text:p>
      <text:p text:style-name="P10"><text:span text:style-name="Police_20_par_20_défaut"><text:span text:style-name="T16">C</text:span></text:span><text:span text:style-name="Police_20_par_20_défaut"><text:span text:style-name="T2">ollection :<text:tab/></text:span></text:span></text:p>
      <text:p text:style-name="_3c_meta_3e_"><text:span text:style-name="Police_20_par_20_défaut"><text:span text:style-name="T1">Cote pays :<text:tab/>France</text:span></text:span></text:p>
      <text:p text:style-name="_3c_meta_3e_"><text:span text:style-name="Police_20_par_20_défaut"><text:span text:style-name="T1">Cote ville :<text:tab/>Nantes</text:span></text:span></text:p>
      <text:p text:style-name="_3c_meta_3e_"><text:span text:style-name="Police_20_par_20_défaut"><text:span text:style-name="T1">Cote institution :<text:tab/>Bibliothèque municipale,</text:span></text:span></text:p>
      <text:p text:style-name="_3c_meta_3e_">Cote fonds :<text:tab/>Fonds Labouchère,</text:p>
      <text:p text:style-name="P1"><text:span text:style-name="Police_20_par_20_défaut"><text:span text:style-name="T1">Cote :<text:tab/>ms 820/52</text:span></text:span></text:p>
      <text:p text:style-name="_3c_meta_3e_"><text:span text:style-name="Police_20_par_20_défaut"><text:span text:style-name="T1">Auteur :<text:tab/>Delacroix, Eugène (1798-1863)</text:span></text:span></text:p>
      <text:p text:style-name="_3c_meta_3e_"><text:span text:style-name="Police_20_par_20_défaut"><text:span text:style-name="T1">Destinataire :<text:tab/>Labouchère, Pierre-Antoine (1807-1873)</text:span></text:span></text:p>
      <text:p text:style-name="_3c_meta_3e_"><text:span text:style-name="Police_20_par_20_défaut"><text:span text:style-name="T1">Date :<text:tab/>1835-10-11</text:span></text:span></text:p>
      <text:p text:style-name="_3c_meta_3e_"><text:span text:style-name="Police_20_par_20_défaut"><text:span text:style-name="T4">Lieu : <text:tab/></text:span></text:span></text:p>
      <text:p text:style-name="_3c_meta_3e_"><text:span text:style-name="Police_20_par_20_défaut"><text:span text:style-name="T1">Édition : <text:tab/>Joubin, V, p. 166-167</text:span></text:span></text:p>
      <text:p text:style-name="_3c_meta_3e_"><text:span text:style-name="Police_20_par_20_défaut"><text:span text:style-name="T1">Historique : <text:tab/></text:span></text:span></text:p>
      <text:p text:style-name="_3c_meta_3e_"><text:span text:style-name="Police_20_par_20_défaut"><text:span text:style-name="T1">Réponse à :<text:tab/></text:span></text:span></text:p>
      <text:p text:style-name="_3c_meta_3e_"><text:bookmark-start text:name="__DdeLink__753_1558515867"/><text:span text:style-name="Police_20_par_20_défaut"><text:span text:style-name="T1">Transcription</text:span></text:span><text:bookmark-end text:name="__DdeLink__753_1558515867"/><text:span text:style-name="Police_20_par_20_défaut"><text:span text:style-name="T1"> : <text:tab/>Baptiste Dumas-Piro</text:span></text:span></text:p>
      <text:p text:style-name="_3c_meta_3e_"><text:bookmark-start text:name="__DdeLink__9220_591842183"/>Annotation <text:bookmark-end text:name="__DdeLink__9220_591842183"/>:<text:tab/><text:span text:style-name="Police_20_par_20_défaut"><text:span text:style-name="T1">Baptiste Dumas-Piro</text:span></text:span></text:p>
      <text:p text:style-name="_3c_meta_3e_">Annotation : <text:tab/>Gaëlle Lafage</text:p>
      <text:p text:style-name="_3c_meta_3e_">Corrections : <text:tab/>Catherine Gros</text:p>
      <text:p text:style-name="_3c_meta_3e_">Corrections : <text:tab/>Gaëlle Lafage</text:p>
      <text:p text:style-name="P6"><text:a xlink:type="simple" xlink:href="https://api.nakala.fr/iiif/10.34847/nkl.3c0316s8/8e148e14dbad139cdb6a92904428c8854a90b6e0/full/full/0/default.jpg" office:target-frame-name="_top" xlink:show="replace" text:style-name="Internet_20_link" text:visited-style-name="Visited_20_Internet_20_Link"><text:span text:style-name="Lien_20_hypertexte"><text:span text:style-name="T5">[p.1]</text:span></text:span></text:a> <text:span text:style-name="_3c_persName_3e_"><text:span text:style-name="T6">Monsieur de Labouchère</text:span></text:span><text:span text:style-name="Police_20_par_20_défaut"><text:span text:style-name="T7"><text:note text:id="ftn1" text:note-class="footnote"><text:note-citation>1</text:note-citation><text:note-body><text:p text:style-name="Footnote"><text:s/>Pierre-Antoine Labouchère (1807-1873), issu d’une famille de banquiers, fit des études et commença sa carrière dans le domaine du commerce, avant de devenir peintre et collectionneur. Il se forma auprès de Paul Delaroche avec lequel il resta ami sa vie durant. Il était également ami avec la famille Vernet, d’autant qu’à partir de 1835 les deux familles étaient liées : la fille d’Horace Vernet, Louise, ayant épousé Paul Delaroche. </text:p></text:note-body></text:note></text:span></text:span></text:p>
      <text:p text:style-name="P7"><text:span text:style-name="Police_20_par_20_défaut">rue de la Rochefoucault, n</text:span><text:span text:style-name="Police_20_par_20_défaut"><text:span text:style-name="T7">o</text:span></text:span><text:span text:style-name="Police_20_par_20_défaut"> 7</text:span></text:p>
      <text:p text:style-name="P8"><text:span text:style-name="Police_20_par_20_défaut"><text:span text:style-name="T14">7</text:span></text:span><text:span text:style-name="Police_20_par_20_défaut"><text:span text:style-name="T15">5</text:span></text:span><text:span text:style-name="Police_20_par_20_défaut"><text:span text:style-name="T14"> 000 Paris</text:span></text:span></text:p>
      <text:p text:style-name="P6"/>
      <text:p text:style-name="P11"><text:bookmark-start text:name="_Hlt69133143"/><text:a xlink:type="simple" xlink:href="https://api.nakala.fr/iiif/10.34847/nkl.3c0316s8/7ced266e6de33f8db6cac474bf84781410b78464/full/full/0/default.jpg" office:target-frame-name="_top" xlink:show="replace" text:style-name="Internet_20_link" text:visited-style-name="Visited_20_Internet_20_Link"><text:span text:style-name="_3c_pb_3e_"><text:span text:style-name="T6">[p.2]</text:span></text:span></text:a><text:bookmark-end text:name="_Hlt69133143"/> <text:span text:style-name="_3c_persName_3e_"><text:span text:style-name="T6">Monsieur</text:span></text:span>,</text:p>
      <text:p text:style-name="P5"><text:span text:style-name="_3c_rs.work_3e_"><text:span text:style-name="T6">Le tableau</text:span></text:span><text:span text:style-name="Police_20_par_20_défaut"><text:span text:style-name="T7"><text:note text:id="ftn2" text:note-class="footnote"><text:note-citation>2</text:note-citation><text:note-body><text:p text:style-name="Footnote"><text:s/>Cette lettre, annotée par son destinataire au crayon permet d’avoir des informations sur le tableau dont il est question (voir la note de Labouchère ci-après). Il s’agit d’une copie par Géricault de la grande esquisse du baron Gros pour <text:span text:style-name="Police_20_par_20_défaut"><text:span text:style-name="T9">La Bataille de Nazareth.</text:span></text:span> Cette copie, conservée au musée Calvet à Avignon, se trouvait dans l’atelier d’Horace Vernet au 15, quai Voltaire. Après le départ de Vernet, qui avait été nommé directeur de l’Académie de France à Rome en 1828, Delacroix reprit l’atelier qu’il occupait. Le 7 décembre 1828, Delacroix délivra à Vernet <text:a xlink:type="simple" xlink:href="../../../../../../Users/GaelleLAFAGE/Documents/Delacroix/Delacroix%20-%20Transcriptions/5_Odette/CAC_ED_inha-ms242-004" office:target-frame-name="_top" xlink:show="replace" text:style-name="Internet_20_link" text:visited-style-name="Visited_20_Internet_20_Link"><text:span text:style-name="Lien_20_hypertexte"><text:span text:style-name="T11">un reçu pour garder ce tableau pendant son absence</text:span></text:span></text:a>.</text:p></text:note-body></text:note></text:span></text:span> que vous avez fait <text:span text:style-name="T12">demander</text:span> hier chez moi est maintenant chez <text:span text:style-name="_3c_persName_3e_"><text:span text:style-name="T6">M. Auguste</text:span></text:span><text:span text:style-name="Police_20_par_20_défaut"><text:span text:style-name="T7"><text:note text:id="ftn3" text:note-class="footnote"><text:note-citation>3</text:note-citation><text:note-body><text:p text:style-name="Footnote"><text:s/>Jules Robert Auguste, peintre et sculpteur, était un proche de Delacroix.</text:p></text:note-body></text:note></text:span></text:span>, l’un des amis d’<text:span text:style-name="_3c_persName_3e_"><text:span text:style-name="T6">Horace</text:span></text:span> auquel il a été prêté depuis plusieurs mois. <text:span text:style-name="_3c_persName_3e_"><text:span text:style-name="T6">Mme Vernet</text:span></text:span> aura ignoré cette circonstance. Je lui écris pour lui en faire part.</text:p>
      <text:p text:style-name="P2">Je regrette beaucoup, <text:span text:style-name="_3c_persName_3e_"><text:span text:style-name="T6">Monsieur</text:span></text:span>, la contrariété que cet incident peut vous causer, et vous prie de recevoir l’assurance de ma considération très distinguée.</text:p>
      <text:p text:style-name="P3"><text:span text:style-name="_3c_persName_3e_"><text:span text:style-name="T6">Eugène Delacroix</text:span></text:span></text:p>
      <text:p text:style-name="P4"><text:span text:style-name="_3c_date_3e_"><text:span text:style-name="T6">Ce 11 octobre</text:span></text:span><text:span text:style-name="Police_20_par_20_défaut"><text:span text:style-name="T7"><text:note text:id="ftn4" text:note-class="footnote"><text:note-citation>4</text:note-citation><text:note-body><text:p text:style-name="Footnote"><text:s/>La lettre datée de 1835 au crayon par son destinataire, Pierre-Antoine Labouchère, a été publiée par Joubin avec la même datation. En l’absence d’autre indication, nous reprenons cette date qui semble cohérente, car elle correspond également au retour de Vernet en France, Ingres lui ayant succédé au poste de directeur de l’Académie de France à Rome. <text:s/></text:p></text:note-body></text:note></text:span></text:span>.</text:p>
      <text:p text:style-name="Normal"/>
      <text:p text:style-name="Normal"><text:a xlink:type="simple" xlink:href="https://api.nakala.fr/iiif/10.34847/nkl.3c0316s8/8acd8f24236cbd89cdd569a04b98d9e44f9756a6/full/full/0/default.jpg" office:target-frame-name="_top" xlink:show="replace" text:style-name="Internet_20_link" text:visited-style-name="Visited_20_Internet_20_Link"><text:span text:style-name="Lien_20_hypertexte"><text:span text:style-name="T5">[p.3]</text:span></text:span></text:a><text:span text:style-name="Police_20_par_20_défaut"><text:span text:style-name="T9">(annotation au crayon de Pierre-Antoine Labouchère :)</text:span></text:span></text:p>
      <text:p text:style-name="Normal"><text:soft-page-break/>C’était la copie, faite par <text:span text:style-name="_3c_persName_3e_"><text:span text:style-name="T6">Géricault</text:span></text:span>, de l’esquisse de <text:span text:style-name="_3c_persName_3e_"><text:span text:style-name="T6">Gros</text:span></text:span> pour le tableau que lui avait commandé Junot du <text:span text:style-name="Police_20_par_20_défaut"><text:span text:style-name="T9">Combat de </text:span></text:span><text:span text:style-name="Police_20_par_20_défaut"><text:span text:style-name="T10">Nazareth</text:span></text:span><text:span text:style-name="Police_20_par_20_défaut"><text:span text:style-name="T8"><text:note text:id="ftn5" text:note-class="footnote"><text:note-citation>5</text:note-citation><text:note-body><text:p text:style-name="Footnote"><text:s/>Le tableau représente le général Jean-Andoche Junot mettant en déroute l’armée turque lors de la campagne d’Egypte en 1799. Gros remporta le concours lancé en 1801, mais la commande initiale fut annulée, certainement pour les raisons indiquée plus loin par Labouchère. <text:a xlink:type="simple" xlink:href="https://www.photo.rmn.fr/CS.aspx?VP3=SearchResult&amp;VBID=2CO5PCZIIA7YR&amp;SMLS=1&amp;RW=1366&amp;RH=632" office:target-frame-name="_top" xlink:show="replace" text:style-name="Internet_20_link" text:visited-style-name="Visited_20_Internet_20_Link"><text:span text:style-name="Lien_20_hypertexte">Le modèle peint par Gros</text:span></text:a>, de dimensions réduites par rapport à la commande initiale, se trouve aujourd’hui au musée des beaux-arts de Nantes.</text:p></text:note-body></text:note></text:span></text:span>. <text:span text:style-name="_3c_persName_3e_"><text:span text:style-name="T6">M. Gros</text:span></text:span> m’a dit que cette composit[ion] était déjà tracée par lui. « Comme je savais alors dessiner », ajouta-t-il, sur une toile si grande qu’« elle m’a servi ensuite à peindre <text:span text:style-name="Police_20_par_20_défaut"><text:span text:style-name="T10">Les Pestiférés de Jaffa</text:span></text:span> et <text:span text:style-name="Police_20_par_20_défaut"><text:span text:style-name="T10">Eylau</text:span></text:span><text:span text:style-name="Police_20_par_20_défaut"><text:span text:style-name="T7"><text:note text:id="ftn6" text:note-class="footnote"><text:note-citation>6</text:note-citation><text:note-body><text:p text:style-name="Footnote"><text:s/><text:span text:style-name="Police_20_par_20_défaut"><text:span text:style-name="T9">Bonaparte visitant les pestiférés de Jaffa</text:span></text:span>, 1804, huile sur toile, 532 x 720 cm, Paris, Musée du Louvre et <text:span text:style-name="Police_20_par_20_défaut"><text:span text:style-name="T9">Napoléon sur le champ de bataille d'Eylau, le 9 février 1807</text:span></text:span>, 1808, huile sur toile, 521 x 784 cm, Paris, Musée du Louvre. Si l’indication de Labouchère est vraie, cela signifie que Gros avait esquissé son tableau du <text:span text:style-name="Police_20_par_20_défaut"><text:span text:style-name="T9">Combat de Nazareth </text:span></text:span>sur une toile de 15 mètres de long. </text:p></text:note-body></text:note></text:span></text:span>. <text:span text:style-name="_3c_persName_3e_"><text:span text:style-name="T6">Bonaparte</text:span></text:span>, qui n’aimait pas, me dit <text:span text:style-name="_3c_persName_3e_"><text:span text:style-name="T6">M. Gros</text:span></text:span> en 1835, que ses lieutenants fissent faire de grands tableaux <text:span text:style-name="Police_20_par_20_défaut"><text:span text:style-name="T13">où il ne figurait pas,</text:span></text:span> ne permit pas l’exécution de ce tableau qui eut été l’un de mes meilleurs »</text:p>
      <text:p text:style-name="Normal"><text:span text:style-name="_3c_persName_3e_"><text:span text:style-name="T6">P[ierre] A[ntoine] L[abouchère]</text:span></text:span></text:p>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mily-generic="roman"/>
    <style:font-face style:name="sans-serif1" svg:font-family="sans-serif" style:font-family-generic="swiss"/>
    <style:font-face style:name="sans-serif" svg:font-family="sans-serif, Arial" style:font-family-generic="swis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Grande" svg:font-family="'Lucida Grande'"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4%"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4%"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hyphenation-ladder-count="no-limit"/>
      <style:text-properties fo:hyphenate="tru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423cm" fo:margin-bottom="0.282cm" style:contextual-spacing="false" fo:line-height="104%"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margin-top="0cm" fo:margin-bottom="0cm" style:contextual-spacing="false" fo:line-height="103%" fo:hyphenation-ladder-count="no-limit"/>
      <style:text-properties fo:hyphenate="false" loext:hyphenation-no-caps="false"/>
    </style:style>
    <style:style style:name="Texte_20_de_20_bulles" style:display-name="Texte de bulles" style:family="paragraph" style:parent-style-name="Normal">
      <style:paragraph-properties fo:line-height="104%" fo:hyphenation-ladder-count="no-limit"/>
      <style:text-properties style:font-name="Lucida Grande" fo:font-family="'Lucida Grande'" style:font-family-generic="swiss" style:font-pitch="variable" fo:font-size="9pt" style:font-name-asian="Lucida Grande" style:font-family-asian="'Lucida Grande'" style:font-family-generic-asian="swiss" style:font-pitch-asian="variable" style:font-size-asian="9pt" style:font-name-complex="Lucida Grande" style:font-family-complex="'Lucida Grande'" style:font-family-generic-complex="swiss" style:font-pitch-complex="variable" style:font-size-complex="9pt" fo:hyphenate="false" loext:hyphenation-no-caps="false"/>
    </style:style>
    <style:style style:name="Footnote" style:family="paragraph" style:parent-style-name="Normal" style:class="extra">
      <style:paragraph-properties fo:line-height="100%" fo:hyphenation-ladder-count="no-limit"/>
      <style:text-properties fo:font-size="10pt" style:font-size-asian="10pt" style:font-size-complex="10pt" fo:hyphenate="false" loext:hyphenation-no-caps="false"/>
    </style:style>
    <style:style style:name="_3c_meta_3e_" style:display-name="&lt;meta&gt;" style:family="paragraph" style:parent-style-name="Normal">
      <loext:graphic-properties draw:fill="solid" draw:fill-color="#cccccc" draw:opacity="100%"/>
      <style:paragraph-properties fo:margin-top="0.019cm" fo:margin-bottom="0.019cm" style:contextual-spacing="false" fo:hyphenation-ladder-count="no-limit" fo:background-color="#cccccc">
        <style:tab-stops>
          <style:tab-stop style:position="3.5cm"/>
        </style:tab-stops>
      </style:paragraph-properties>
      <style:text-properties style:font-name="sans-serif1" fo:font-family="sans-serif" style:font-family-generic="swiss" fo:font-size="10pt" style:font-name-asian="sans-serif1" style:font-family-asian="sans-serif" style:font-family-generic-asian="swiss" style:font-size-asian="10pt" style:font-name-complex="sans-serif1" style:font-family-complex="sans-serif" style:font-family-generic-complex="swiss" fo:hyphenate="false" loext:hyphenation-no-caps="false"/>
    </style:style>
    <style:style style:name="_3c_salute_3e_" style:display-name="&lt;salute&gt;" style:family="paragraph" style:parent-style-name="Normal" style:next-style-name="Normal">
      <style:paragraph-properties fo:line-height="104%" fo:hyphenation-ladder-count="no-limit"/>
      <style:text-properties fo:hyphenate="false" loext:hyphenation-no-caps="false"/>
    </style:style>
    <style:style style:name="_3c_dateline_3e_" style:display-name="&lt;dateline&gt;" style:family="paragraph" style:parent-style-name="Normal">
      <style:paragraph-properties fo:line-height="104%" fo:text-align="end" style:justify-single-word="false" fo:hyphenation-ladder-count="no-limit"/>
      <style:text-properties fo:hyphenate="false" loext:hyphenation-no-caps="false"/>
    </style:style>
    <style:style style:name="_3c_signed_3e_" style:display-name="&lt;signed&gt;" style:family="paragraph" style:parent-style-name="Normal" style:next-style-name="Normal">
      <style:paragraph-properties fo:line-height="104%" fo:text-align="end" style:justify-single-word="false" fo:hyphenation-ladder-count="no-limit"/>
      <style:text-properties fo:hyphenate="false" loext:hyphenation-no-caps="false"/>
    </style:style>
    <style:style style:name="_3c_postscript_3e_" style:display-name="&lt;postscript&gt;" style:family="paragraph" style:parent-style-name="Normal">
      <style:paragraph-properties fo:line-height="104%" fo:hyphenation-ladder-count="no-limit" style:border-line-width-top="0.018cm 0.018cm 0.018cm" fo:padding-left="0cm" fo:padding-right="0cm" fo:padding-top="0.035cm" fo:padding-bottom="0cm" fo:border-left="none" fo:border-right="none" fo:border-top="1.5pt double #000000" fo:border-bottom="none" style:shadow="none"/>
      <style:text-properties fo:hyphenate="false" loext:hyphenation-no-caps="false"/>
    </style:style>
    <style:style style:name="_3c_addrLine_3e_" style:display-name="&lt;addrLine&gt;" style:family="paragraph" style:parent-style-name="Standard"/>
    <style:style style:name="Police_20_par_20_défaut" style:display-name="Police par défaut" style:family="text"/>
    <style:style style:name="Texte_20_de_20_bulles_20_Car" style:display-name="Texte de bulles Car" style:family="text" style:parent-style-name="Police_20_par_20_défaut">
      <style:text-properties style:font-name="Lucida Grande" fo:font-family="'Lucida Grande'" style:font-family-generic="swiss" style:font-pitch="variable" fo:font-size="9pt" style:font-name-asian="Lucida Grande" style:font-family-asian="'Lucida Grande'" style:font-family-generic-asian="swiss" style:font-pitch-asian="variable" style:font-size-asian="9pt" style:font-name-complex="Lucida Grande" style:font-family-complex="'Lucida Grande'" style:font-family-generic-complex="swiss" style:font-pitch-complex="variable" style:font-size-complex="9pt"/>
    </style:style>
    <style:style style:name="Note_20_de_20_bas_20_de_20_page_20_Car" style:display-name="Note de bas de page Car" style:family="text" style:parent-style-name="Police_20_par_20_défau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Appel_20_note_20_de_20_bas_20_de_20_p." style:display-name="Appel note de bas de p." style:family="text" style:parent-style-name="Police_20_par_20_défaut">
      <style:text-properties style:text-position="super 64%"/>
    </style:style>
    <style:style style:name="_3c_date_3e_" style:display-name="&lt;date&gt;" style:family="text">
      <style:text-properties style:font-name="Times New Roman" fo:font-family="'Times New Roman'" style:font-family-generic="roman" style:font-pitch="variable" fo:font-size="12pt" style:text-underline-style="dotte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_3c_pb_3e_" style:display-name="&lt;pb&gt;" style:family="text">
      <style:text-properties fo:color="#999999" loext:opacity="100%" style:font-name="sans-serif" fo:font-family="sans-serif, Arial" style:font-family-generic="swiss" fo:font-size="11pt" fo:background-color="#ffffff" style:font-name-asian="Arial" style:font-family-asian="Arial, sans-serif" style:font-family-generic-asian="roman" style:font-size-asian="11pt" style:font-name-complex="Arial" style:font-family-complex="Arial, sans-serif" style:font-family-generic-complex="roman"/>
    </style:style>
    <style:style style:name="_3c_persName_3e_" style:display-name="&lt;persName&gt;" style:family="text">
      <style:text-properties fo:color="#000000" loext:opacity="100%" style:font-name="Times New Roman" fo:font-family="'Times New Roman'" style:font-family-generic="roman" style:font-pitch="variable" fo:font-size="12pt" fo:font-style="normal" style:text-underline-style="none" fo:font-weight="normal" fo:background-color="#ffff00"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style>
    <style:style style:name="_3c_placeName_3e_" style:display-name="&lt;placeName&gt;" style:family="text">
      <style:text-properties style:font-name="Times New Roman" fo:font-family="'Times New Roman'" style:font-family-generic="roman" style:font-pitch="variable" fo:font-size="12pt" fo:background-color="#ff000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Titre_20_1_20_Car" style:display-name="Titre 1 Car" style:family="text" style:parent-style-name="Police_20_par_20_défau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_3c_rs.work_3e_" style:display-name="&lt;rs.work&gt;"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_3c_ref_20_letter_3e_" style:display-name="&lt;ref letter&gt;" style:family="text" style:parent-style-name="Police_20_par_20_défaut">
      <style:text-properties fo:background-color="#92d050"/>
    </style:style>
    <style:style style:name="Footnote_20_anchor" style:display-name="Footnote anchor" style:family="text">
      <style:text-properties style:text-position="super 64%"/>
    </style:style>
    <style:style style:name="Footnote_20_Symbol" style:display-name="Footnote Symbol" style:family="text"/>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Note_20_de_20_bas_20_de_20_page_20_Car1" style:display-name="Note de bas de page Car1" style:family="text" style:parent-style-name="Police_20_par_20_défaut">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5.2$Linux_X86_64 LibreOffice_project/00$Build-2</meta:generator>
    <dc:title/>
    <dc:description/>
    <dc:subject/>
    <meta:initial-creator>Microsoft Office User</meta:initial-creator>
    <meta:creation-date>2021-04-12T15:34:00Z</meta:creation-date>
    <dc:date>2021-04-26T17:31:28.853487961</dc:date>
    <meta:editing-cycles>9</meta:editing-cycles>
    <meta:editing-duration>PT1H16M39S</meta:editing-duration>
    <meta:document-statistic meta:table-count="0" meta:image-count="0" meta:object-count="0" meta:page-count="2" meta:paragraph-count="36" meta:word-count="642" meta:character-count="3957" meta:non-whitespace-character-count="3329"/>
    <meta:template xlink:type="simple" xlink:actuate="onRequest" xlink:title="" xlink:href="modele_odette.dotx"/>
  </office:meta>
</office:document-meta>
</file>